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d6eea" officeooo:paragraph-rsid="001d6eea"/>
    </style:style>
    <style:style style:name="P2" style:family="paragraph" style:parent-style-name="Footer">
      <style:paragraph-properties fo:text-align="end" style:justify-single-word="false"/>
      <style:text-properties officeooo:rsid="001d6eea" officeooo:paragraph-rsid="001d6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 techniques</text:p>
      <text:p text:style-name="Text_20_body"/>
      <text:h text:style-name="Heading_20_1" text:outline-level="1">Fonctionnalité d’authentification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d6eea" officeooo:paragraph-rsid="001d6eea"/>
    </style:style>
    <style:style style:name="MP2" style:family="paragraph" style:parent-style-name="Footer">
      <style:paragraph-properties fo:text-align="end" style:justify-single-word="false"/>
      <style:text-properties officeooo:rsid="001d6eea" officeooo:paragraph-rsid="001d6e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</text:p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1:15:27.305147505</meta:creation-date>
    <dc:date>2016-12-02T12:08:17.813924279</dc:date>
    <meta:editing-duration>PT41M3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6" meta:character-count="68" meta:non-whitespace-character-count="66"/>
  </office:meta>
</office:document-meta>
</file>